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8E0000003C9BB9820EA02DEC88.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420000006758D9491B06A0F7DE.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000000000FC0000008299844563A184CF3B.png" manifest:media-type="image/png"/>
  <manifest:file-entry manifest:full-path="Pictures/1000000000000374000000735C9A3BE6E3EEF920.png" manifest:media-type="image/png"/>
  <manifest:file-entry manifest:full-path="Pictures/1000000000000380000000BE0259E180FB398D61.png" manifest:media-type="image/png"/>
  <manifest:file-entry manifest:full-path="Pictures/10000201000003950000006BCED906A330FCF1E7.png" manifest:media-type="image/png"/>
  <manifest:file-entry manifest:full-path="Pictures/100002010000039200000127FE1981D4C512886A.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Text_20_body">
      <style:text-properties officeooo:rsid="02833bab" officeooo:paragraph-rsid="02833bab"/>
    </style:style>
    <style:style style:name="P23" style:family="paragraph" style:parent-style-name="Footer">
      <style:paragraph-properties fo:text-align="end" style:justify-single-word="false"/>
    </style:style>
    <style:style style:name="P24"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5" style:family="paragraph" style:parent-style-name="Standard">
      <style:paragraph-properties fo:text-align="start" style:justify-single-word="false"/>
      <style:text-properties officeooo:rsid="0002d659" officeooo:paragraph-rsid="0002d659"/>
    </style:style>
    <style:style style:name="P26" style:family="paragraph" style:parent-style-name="Standard">
      <style:text-properties officeooo:rsid="000b5804" officeooo:paragraph-rsid="003596f7"/>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3135e54" officeooo:paragraph-rsid="03286a0b"/>
    </style:style>
    <style:style style:name="P29" style:family="paragraph" style:parent-style-name="Text_20_body">
      <style:text-properties fo:font-weight="bold" officeooo:rsid="032778eb" officeooo:paragraph-rsid="032778eb" style:font-weight-asian="bold" style:font-weight-complex="bold"/>
    </style:style>
    <style:style style:name="P30" style:family="paragraph" style:parent-style-name="Text_20_body">
      <style:text-properties officeooo:rsid="02833bab" officeooo:paragraph-rsid="02833bab"/>
    </style:style>
    <style:style style:name="P31" style:family="paragraph" style:parent-style-name="Text_20_body">
      <style:text-properties officeooo:paragraph-rsid="01756fef"/>
    </style:style>
    <style:style style:name="P32" style:family="paragraph" style:parent-style-name="Text_20_body">
      <style:text-properties officeooo:rsid="01dd4f45" officeooo:paragraph-rsid="01dd4f45"/>
    </style:style>
    <style:style style:name="P33" style:family="paragraph" style:parent-style-name="Text_20_body">
      <style:text-properties officeooo:paragraph-rsid="01edcf44"/>
    </style:style>
    <style:style style:name="P34" style:family="paragraph" style:parent-style-name="Text_20_body">
      <style:text-properties officeooo:rsid="0036a586" officeooo:paragraph-rsid="0176446b"/>
    </style:style>
    <style:style style:name="P35" style:family="paragraph" style:parent-style-name="Text_20_body">
      <style:text-properties officeooo:rsid="03159d24" officeooo:paragraph-rsid="03159d24"/>
    </style:style>
    <style:style style:name="P36" style:family="paragraph" style:parent-style-name="Text_20_body">
      <style:text-properties officeooo:paragraph-rsid="031e5fb3"/>
    </style:style>
    <style:style style:name="P37" style:family="paragraph" style:parent-style-name="Text_20_body">
      <style:text-properties officeooo:rsid="031ff9cb" officeooo:paragraph-rsid="031ff9cb"/>
    </style:style>
    <style:style style:name="P38" style:family="paragraph" style:parent-style-name="Text_20_body">
      <style:text-properties officeooo:rsid="0326c946" officeooo:paragraph-rsid="0326c946"/>
    </style:style>
    <style:style style:name="P39" style:family="paragraph" style:parent-style-name="Text_20_body">
      <style:text-properties officeooo:rsid="032778eb" officeooo:paragraph-rsid="032778eb"/>
    </style:style>
    <style:style style:name="P40" style:family="paragraph" style:parent-style-name="Text_20_body">
      <style:text-properties officeooo:rsid="0330767a" officeooo:paragraph-rsid="0330767a"/>
    </style:style>
    <style:style style:name="P41" style:family="paragraph" style:parent-style-name="Text_20_body">
      <style:text-properties officeooo:rsid="0332276e" officeooo:paragraph-rsid="0332276e"/>
    </style:style>
    <style:style style:name="P42" style:family="paragraph" style:parent-style-name="Text_20_body">
      <style:text-properties officeooo:rsid="0339403e" officeooo:paragraph-rsid="0339403e"/>
    </style:style>
    <style:style style:name="P43" style:family="paragraph" style:parent-style-name="Text_20_body">
      <style:text-properties officeooo:rsid="034075dd" officeooo:paragraph-rsid="034075dd"/>
    </style:style>
    <style:style style:name="P44" style:family="paragraph" style:parent-style-name="Text_20_body">
      <style:text-properties officeooo:rsid="034217f0" officeooo:paragraph-rsid="034217f0"/>
    </style:style>
    <style:style style:name="P45" style:family="paragraph" style:parent-style-name="Text_20_body">
      <style:text-properties officeooo:rsid="03452720" officeooo:paragraph-rsid="03485ab3"/>
    </style:style>
    <style:style style:name="P46" style:family="paragraph" style:parent-style-name="Text_20_body">
      <style:text-properties officeooo:paragraph-rsid="03452720"/>
    </style:style>
    <style:style style:name="P47" style:family="paragraph" style:parent-style-name="Text_20_body">
      <style:text-properties officeooo:rsid="034ac030" officeooo:paragraph-rsid="034ac030"/>
    </style:style>
    <style:style style:name="P48" style:family="paragraph" style:parent-style-name="Index">
      <style:paragraph-properties fo:text-align="start" style:justify-single-word="false"/>
      <style:text-properties officeooo:rsid="0002d659" officeooo:paragraph-rsid="0002d659"/>
    </style:style>
    <style:style style:name="P49" style:family="paragraph" style:parent-style-name="Index">
      <style:paragraph-properties fo:text-align="start" style:justify-single-word="false"/>
      <style:text-properties officeooo:paragraph-rsid="0002d659"/>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7cm" style:type="right" style:leader-style="dotted" style:leader-text="."/>
        </style:tab-stops>
      </style:paragraph-properties>
    </style:style>
    <style:style style:name="P52" style:family="paragraph" style:parent-style-name="Illustration_20_Index_20_1">
      <style:paragraph-properties>
        <style:tab-stops>
          <style:tab-stop style:position="17.013cm" style:type="right" style:leader-style="dotted" style:leader-text="."/>
        </style:tab-stops>
      </style:paragraph-properties>
    </style:style>
    <style:style style:name="P53" style:family="paragraph" style:parent-style-name="Text_20_body">
      <style:text-properties style:font-name="Times New Roman" officeooo:rsid="02c07c14"/>
    </style:style>
    <style:style style:name="P54" style:family="paragraph" style:parent-style-name="Text_20_body" style:list-style-name="L1">
      <style:text-properties style:font-name="Times New Roman" officeooo:rsid="02c07c14" officeooo:paragraph-rsid="02c07c14"/>
    </style:style>
    <style:style style:name="P55" style:family="paragraph" style:parent-style-name="Text_20_body" style:list-style-name="L1">
      <style:text-properties style:font-name="Times New Roman" officeooo:rsid="02c07c14" officeooo:paragraph-rsid="02d79272"/>
    </style:style>
    <style:style style:name="P56" style:family="paragraph" style:parent-style-name="Text_20_body" style:list-style-name="L1">
      <style:text-properties style:font-name="Times New Roman" officeooo:rsid="02c694e2" officeooo:paragraph-rsid="02c694e2"/>
    </style:style>
    <style:style style:name="P57" style:family="paragraph" style:parent-style-name="Text_20_body" style:list-style-name="L2">
      <style:text-properties style:font-name="Times New Roman" officeooo:rsid="02c25302" officeooo:paragraph-rsid="02c25302"/>
    </style:style>
    <style:style style:name="P58" style:family="paragraph" style:parent-style-name="Text_20_body" style:list-style-name="L5">
      <style:text-properties style:font-name="Times New Roman" officeooo:rsid="03135e54" officeooo:paragraph-rsid="03135e54"/>
    </style:style>
    <style:style style:name="P59" style:family="paragraph" style:parent-style-name="Text_20_body" style:list-style-name="L6">
      <style:text-properties style:font-name="Times New Roman" officeooo:rsid="03135e54" officeooo:paragraph-rsid="03135e54"/>
    </style:style>
    <style:style style:name="P60" style:family="paragraph" style:parent-style-name="Text_20_body" style:list-style-name="L6">
      <style:text-properties style:font-name="Times New Roman" officeooo:rsid="0347155e" officeooo:paragraph-rsid="0347155e"/>
    </style:style>
    <style:style style:name="P61" style:family="paragraph" style:parent-style-name="Text_20_body" style:list-style-name="L7">
      <style:text-properties style:font-name="Times New Roman" style:text-underline-style="none" officeooo:rsid="02c07c14" officeooo:paragraph-rsid="03135e54"/>
    </style:style>
    <style:style style:name="P62" style:family="paragraph" style:parent-style-name="Text_20_body" style:list-style-name="L7">
      <style:text-properties style:font-name="Times New Roman" style:text-underline-style="none" officeooo:rsid="034ee8d3" officeooo:paragraph-rsid="034ee8d3"/>
    </style:style>
    <style:style style:name="P63" style:family="paragraph" style:parent-style-name="Text_20_body" style:list-style-name="L8">
      <style:text-properties style:font-name="Times New Roman" officeooo:rsid="016f9575" officeooo:paragraph-rsid="030b3fb7"/>
    </style:style>
    <style:style style:name="P64" style:family="paragraph" style:parent-style-name="Text_20_body" style:list-style-name="L8">
      <style:text-properties style:font-name="Times New Roman" officeooo:rsid="016f9575" officeooo:paragraph-rsid="016f9575"/>
    </style:style>
    <style:style style:name="P65" style:family="paragraph" style:parent-style-name="Text_20_body" style:list-style-name="L8">
      <style:text-properties style:font-name="Times New Roman" officeooo:rsid="016f9575" officeooo:paragraph-rsid="032ec10b"/>
    </style:style>
    <style:style style:name="P66" style:family="paragraph" style:parent-style-name="Text_20_body" style:list-style-name="L9">
      <style:text-properties style:font-name="Times New Roman"/>
    </style:style>
    <style:style style:name="P67" style:family="paragraph" style:parent-style-name="Text_20_body">
      <style:paragraph-properties fo:text-align="start" style:justify-single-word="false"/>
      <style:text-properties style:font-name="Times New Roman" officeooo:rsid="02cda2b6" officeooo:paragraph-rsid="02cda2b6"/>
    </style:style>
    <style:style style:name="P68" style:family="paragraph" style:parent-style-name="Text_20_body" style:list-style-name="L3">
      <style:text-properties officeooo:rsid="02d35e24" officeooo:paragraph-rsid="02d35e24"/>
    </style:style>
    <style:style style:name="P69" style:family="paragraph" style:parent-style-name="Text_20_body" style:list-style-name="L4">
      <style:text-properties fo:font-weight="normal" officeooo:rsid="02c7223e" officeooo:paragraph-rsid="02c7223e" style:font-weight-asian="normal" style:font-weight-complex="normal"/>
    </style:style>
    <style:style style:name="P70" style:family="paragraph" style:parent-style-name="Text_20_body" style:list-style-name="L9">
      <style:text-properties officeooo:rsid="016f9575" officeooo:paragraph-rsid="017e1ebe"/>
    </style:style>
    <style:style style:name="P71" style:family="paragraph" style:parent-style-name="Text_20_body" style:list-style-name="L9">
      <style:text-properties officeooo:rsid="016f9575" officeooo:paragraph-rsid="018eb969"/>
    </style:style>
    <style:style style:name="P72" style:family="paragraph" style:parent-style-name="Text_20_body" style:list-style-name="L9">
      <style:text-properties officeooo:rsid="017e1ebe" officeooo:paragraph-rsid="018eb969"/>
    </style:style>
    <style:style style:name="P73" style:family="paragraph" style:parent-style-name="Text_20_body" style:list-style-name="L9">
      <style:text-properties officeooo:rsid="01826807" officeooo:paragraph-rsid="01826807"/>
    </style:style>
    <style:style style:name="P74" style:family="paragraph" style:parent-style-name="Text_20_body" style:list-style-name="L9">
      <style:text-properties officeooo:rsid="017f737c" officeooo:paragraph-rsid="017f737c"/>
    </style:style>
    <style:style style:name="P75" style:family="paragraph" style:parent-style-name="Text_20_body" style:list-style-name="L9">
      <style:text-properties officeooo:rsid="017ff7c0" officeooo:paragraph-rsid="017ff7c0"/>
    </style:style>
    <style:style style:name="P76" style:family="paragraph" style:parent-style-name="Text_20_body">
      <style:text-properties officeooo:rsid="02c6c633" officeooo:paragraph-rsid="02c6c633"/>
    </style:style>
    <style:style style:name="P77" style:family="paragraph" style:parent-style-name="Text_20_body">
      <style:text-properties officeooo:rsid="02d0c423" officeooo:paragraph-rsid="02d0c423"/>
    </style:style>
    <style:style style:name="P78" style:family="paragraph" style:parent-style-name="Text_20_body">
      <style:text-properties officeooo:rsid="02d5c322" officeooo:paragraph-rsid="02d5c322"/>
    </style:style>
    <style:style style:name="P79" style:family="paragraph" style:parent-style-name="Text_20_body">
      <style:text-properties officeooo:rsid="02d802d1" officeooo:paragraph-rsid="02d802d1"/>
    </style:style>
    <style:style style:name="P80" style:family="paragraph" style:parent-style-name="Text_20_body">
      <style:text-properties fo:font-weight="bold" officeooo:rsid="02d802d1" officeooo:paragraph-rsid="02d802d1" style:font-weight-asian="bold" style:font-weight-complex="bold"/>
    </style:style>
    <style:style style:name="P81" style:family="paragraph" style:parent-style-name="Text_20_body">
      <style:text-properties officeooo:rsid="02dc17bd" officeooo:paragraph-rsid="02dc17bd"/>
    </style:style>
    <style:style style:name="P82" style:family="paragraph" style:parent-style-name="Text_20_body">
      <style:text-properties officeooo:rsid="02833bab" officeooo:paragraph-rsid="02833bab"/>
    </style:style>
    <style:style style:name="P83" style:family="paragraph" style:parent-style-name="Text_20_body" style:list-style-name="L6">
      <style:paragraph-properties fo:margin-top="0cm" fo:margin-bottom="0.146cm" loext:contextual-spacing="false"/>
      <style:text-properties style:font-name="Times New Roman" officeooo:rsid="03135e54" officeooo:paragraph-rsid="03135e54"/>
    </style:style>
    <style:style style:name="P84" style:family="paragraph" style:parent-style-name="Text_20_body" style:list-style-name="L6">
      <style:paragraph-properties fo:margin-top="0cm" fo:margin-bottom="0.146cm" loext:contextual-spacing="false"/>
      <style:text-properties style:font-name="Times New Roman" officeooo:rsid="03135e54" officeooo:paragraph-rsid="031e5fb3"/>
    </style:style>
    <style:style style:name="P85"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86"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87"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88" style:family="paragraph" style:parent-style-name="Standard">
      <style:text-properties officeooo:rsid="000b5804" officeooo:paragraph-rsid="003596f7"/>
    </style:style>
    <style:style style:name="P89" style:family="paragraph" style:parent-style-name="Standard" style:master-page-name="First_20_Page">
      <style:paragraph-properties style:page-number="auto"/>
    </style:style>
    <style:style style:name="P90" style:family="paragraph" style:parent-style-name="Heading">
      <style:paragraph-properties fo:text-align="center" style:justify-single-word="false"/>
      <style:text-properties fo:font-weight="bold" style:font-weight-asian="bold" style:font-weight-complex="bold"/>
    </style:style>
    <style:style style:name="P91" style:family="paragraph" style:parent-style-name="Index" style:master-page-name="Index">
      <style:paragraph-properties fo:text-align="start" style:justify-single-word="false" style:page-number="auto"/>
      <style:text-properties officeooo:paragraph-rsid="0002d659"/>
    </style:style>
    <style:style style:name="P92" style:family="paragraph" style:parent-style-name="Heading_20_1">
      <style:paragraph-properties fo:break-before="page"/>
    </style:style>
    <style:style style:name="P93" style:family="paragraph" style:parent-style-name="Heading_20_1">
      <style:paragraph-properties fo:break-before="page"/>
      <style:text-properties officeooo:rsid="01ad83bc" officeooo:paragraph-rsid="01ad83bc"/>
    </style:style>
    <style:style style:name="P94" style:family="paragraph" style:parent-style-name="Heading_20_1">
      <style:paragraph-properties fo:break-before="page"/>
      <style:text-properties officeooo:rsid="0184022c" officeooo:paragraph-rsid="0184022c"/>
    </style:style>
    <style:style style:name="P95" style:family="paragraph" style:parent-style-name="Heading_20_1" style:master-page-name="Standard">
      <style:paragraph-properties style:page-number="1"/>
      <style:text-properties officeooo:rsid="003596f7" officeooo:paragraph-rsid="003596f7"/>
    </style:style>
    <style:style style:name="P96" style:family="paragraph" style:parent-style-name="Heading_20_2">
      <style:paragraph-properties fo:text-align="start" style:justify-single-word="false"/>
      <style:text-properties officeooo:rsid="02cda2b6" officeooo:paragraph-rsid="02cda2b6"/>
    </style:style>
    <style:style style:name="P97" style:family="paragraph" style:parent-style-name="Heading_20_2">
      <style:paragraph-properties fo:text-align="start" style:justify-single-word="false"/>
      <style:text-properties style:font-name="Times New Roman" officeooo:rsid="02cda2b6" officeooo:paragraph-rsid="02cda2b6"/>
    </style:style>
    <style:style style:name="P98" style:family="paragraph" style:parent-style-name="Heading_20_2">
      <style:text-properties style:font-name="Times New Roman" officeooo:rsid="02c07c14" officeooo:paragraph-rsid="02c07c14"/>
    </style:style>
    <style:style style:name="P99" style:family="paragraph" style:parent-style-name="Heading_20_2" style:list-style-name="">
      <style:text-properties style:font-name="Times New Roman" officeooo:rsid="02c07c14"/>
    </style:style>
    <style:style style:name="P100" style:family="paragraph" style:parent-style-name="Heading_20_2">
      <style:text-properties officeooo:rsid="0036a586" officeooo:paragraph-rsid="0176446b"/>
    </style:style>
    <style:style style:name="P101" style:family="paragraph" style:parent-style-name="Heading_20_2" style:list-style-name=""/>
    <style:style style:name="P102" style:family="paragraph" style:parent-style-name="Heading_20_2">
      <style:text-properties officeooo:paragraph-rsid="0326c946"/>
    </style:style>
    <style:style style:name="P103" style:family="paragraph" style:parent-style-name="Heading_20_2">
      <style:text-properties officeooo:paragraph-rsid="03485ab3"/>
    </style:style>
    <style:style style:name="P104" style:family="paragraph" style:parent-style-name="Heading_20_2">
      <style:paragraph-properties fo:break-before="page"/>
    </style:style>
    <style:style style:name="T1" style:family="text">
      <style:text-properties officeooo:rsid="01fa7f0f"/>
    </style:style>
    <style:style style:name="T2" style:family="text">
      <style:text-properties officeooo:rsid="01fac03e"/>
    </style:style>
    <style:style style:name="T3" style:family="text">
      <style:text-properties fo:font-weight="bold" style:font-weight-asian="bold" style:font-weight-complex="bold"/>
    </style:style>
    <style:style style:name="T4" style:family="text">
      <style:text-properties officeooo:rsid="02c7223e"/>
    </style:style>
    <style:style style:name="T5" style:family="text">
      <style:text-properties fo:font-weight="bold" officeooo:rsid="02c7223e" style:font-weight-asian="bold" style:font-weight-complex="bold"/>
    </style:style>
    <style:style style:name="T6" style:family="text">
      <style:text-properties fo:font-weight="normal" officeooo:rsid="02c7223e"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Times New Roman" fo:font-weight="bold" style:font-weight-asian="bold" style:font-weight-complex="bold"/>
    </style:style>
    <style:style style:name="T9" style:family="text">
      <style:text-properties style:font-name="Times New Roman"/>
    </style:style>
    <style:style style:name="T10" style:family="text">
      <style:text-properties officeooo:rsid="02dbc0da"/>
    </style:style>
    <style:style style:name="T11" style:family="text">
      <style:text-properties style:font-name="Times New Roman" officeooo:rsid="02bf8aa1"/>
    </style:style>
    <style:style style:name="T12" style:family="text">
      <style:text-properties officeooo:rsid="0179a398"/>
    </style:style>
    <style:style style:name="T13" style:family="text">
      <style:text-properties officeooo:rsid="01fa7f0f"/>
    </style:style>
    <style:style style:name="T14" style:family="text">
      <style:text-properties officeooo:rsid="01fac03e"/>
    </style:style>
    <style:style style:name="T15" style:family="text">
      <style:text-properties fo:font-weight="bold" style:font-weight-asian="bold" style:font-weight-complex="bold"/>
    </style:style>
    <style:style style:name="T16" style:family="text">
      <style:text-properties fo:font-weight="bold" officeooo:rsid="02c7223e" style:font-weight-asian="bold" style:font-weight-complex="bold"/>
    </style:style>
    <style:style style:name="T17" style:family="text">
      <style:text-properties officeooo:rsid="02c7223e"/>
    </style:style>
    <style:style style:name="T18" style:family="text">
      <style:text-properties fo:font-weight="normal" officeooo:rsid="02c7223e" style:font-weight-asian="normal" style:font-weight-complex="normal"/>
    </style:style>
    <style:style style:name="T19" style:family="text">
      <style:text-properties fo:font-style="italic" style:font-style-asian="italic" style:font-style-complex="italic"/>
    </style:style>
    <style:style style:name="T20" style:family="text">
      <style:text-properties style:font-name="Times New Roman"/>
    </style:style>
    <style:style style:name="T21" style:family="text">
      <style:text-properties style:font-name="Times New Roman" fo:font-weight="bold" style:font-weight-asian="bold" style:font-weight-complex="bold"/>
    </style:style>
    <style:style style:name="T22" style:family="text">
      <style:text-properties style:font-name="Times New Roman" officeooo:rsid="02bf8aa1"/>
    </style:style>
    <style:style style:name="T23" style:family="text">
      <style:text-properties style:font-name="Times New Roman" officeooo:rsid="02838c96"/>
    </style:style>
    <style:style style:name="T24" style:family="text">
      <style:text-properties style:font-name="Times New Roman" officeooo:rsid="028d9850"/>
    </style:style>
    <style:style style:name="T25" style:family="text">
      <style:text-properties style:font-name="Times New Roman" officeooo:rsid="02c07c14"/>
    </style:style>
    <style:style style:name="T26" style:family="text">
      <style:text-properties style:font-name="Times New Roman" officeooo:rsid="030da858"/>
    </style:style>
    <style:style style:name="T27" style:family="text">
      <style:text-properties style:font-name="Times New Roman" officeooo:rsid="0310c75b"/>
    </style:style>
    <style:style style:name="T28" style:family="text">
      <style:text-properties officeooo:rsid="02dbc0da"/>
    </style:style>
    <style:style style:name="T29" style:family="text">
      <style:text-properties officeooo:rsid="0173b40b"/>
    </style:style>
    <style:style style:name="T30" style:family="text">
      <style:text-properties officeooo:rsid="017e1ebe"/>
    </style:style>
    <style:style style:name="T31" style:family="text">
      <style:text-properties officeooo:rsid="0184022c"/>
    </style:style>
    <style:style style:name="T32" style:family="text">
      <style:text-properties officeooo:rsid="030b09b1"/>
    </style:style>
    <style:style style:name="T33" style:family="text">
      <style:text-properties officeooo:rsid="032778eb"/>
    </style:style>
    <style:style style:name="T34" style:family="text">
      <style:text-properties officeooo:rsid="032d7b88"/>
    </style:style>
    <style:style style:name="T35" style:family="text">
      <style:text-properties officeooo:rsid="03485ab3"/>
    </style:style>
    <style:style style:name="T36" style:family="text">
      <style:text-properties officeooo:rsid="03452720"/>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25688048" text:id="ct125688048">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25388088" text:id="ct125388088">
          <text:insertion>
            <office:change-info>
              <dc:creator>Unbekannter Autor</dc:creator>
              <dc:date>2017-06-11T21:36:00</dc:date>
            </office:change-info>
          </text:insertion>
        </text:changed-region>
        <text:changed-region xml:id="ct125689128" text:id="ct125689128">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125689608" text:id="ct125689608">
          <text:deletion>
            <office:change-info>
              <dc:creator>Unbekannter Autor</dc:creator>
              <dc:date>2017-06-11T21:35:00</dc:date>
            </office:change-info>
            <text:p text:style-name="Illustration"><text:line-break/>Abbildung</text:p>
          </text:deletion>
        </text:changed-region>
        <text:changed-region xml:id="ct125689488" text:id="ct125689488">
          <text:deletion>
            <office:change-info>
              <dc:creator>Unbekannter Autor</dc:creator>
              <dc:date>2017-06-11T21:34:00</dc:date>
            </office:change-info>
            <text:p text:style-name="Illustration"><text:sequence text:ref-name="refIllustration2" text:name="Illustration" text:formula="ooow:Illustration+1" style:num-format="1">3</text:sequence>: Textfeld zur Filterung von HTML-Tags</text:p>
          </text:deletion>
        </text:changed-region>
        <text:changed-region xml:id="ct126045032" text:id="ct126045032">
          <text:deletion>
            <office:change-info>
              <dc:creator>Unbekannter Autor</dc:creator>
              <dc:date>2017-05-28T23:21:00</dc:date>
            </office:change-info>
            <text:p text:style-name="Illustration">Abbildung <text:sequence text:ref-name="refIllustration3" text:name="Illustration" text:formula="ooow:Illustration+1" style:num-format="1">6</text:sequence>: Dialog: Zugriffsbeschränkungen für neue Inhalte<text:line-break/>Abbildung <text:sequence text:ref-name="refIllustration4" text:name="Illustration" text:formula="ooow:Illustration+1" style:num-format="1">2</text:sequence>: Modul "oneclick_upgrade"</text:p>
          </text:deletion>
        </text:changed-region>
        <text:changed-region xml:id="ct126045152" text:id="ct126045152">
          <text:deletion>
            <office:change-info>
              <dc:creator>Unbekannter Autor</dc:creator>
              <dc:date>2017-05-28T23:20:00</dc:date>
            </office:change-info>
            <text:p text:style-name="Illustration"><text:line-break/>Abbildung <text:sequence text:ref-name="refIllustration5" text:name="Illustration" text:formula="ooow:Illustration+1" style:num-format="1">8</text:sequence>: Neue Option "Kyrillische Schriftzeichen verbieten" hinzugefügt</text:p>
          </text:deletion>
        </text:changed-region>
        <text:changed-region xml:id="ct125387008" text:id="ct125387008">
          <text:deletion>
            <office:change-info>
              <dc:creator>Unbekannter Autor</dc:creator>
              <dc:date>2017-06-15T18:31:00</dc:date>
            </office:change-info>
            <text:p text:style-name="P1"><text:span text:style-name="T1">3</text:span></text:p>
          </text:deletion>
        </text:changed-region>
        <text:changed-region xml:id="ct125387128" text:id="ct125387128">
          <text:insertion>
            <office:change-info>
              <dc:creator>Unbekannter Autor</dc:creator>
              <dc:date>2017-06-15T18:31:00</dc:date>
            </office:change-info>
          </text:insertion>
        </text:changed-region>
        <text:changed-region xml:id="ct125387968" text:id="ct125387968">
          <text:insertion>
            <office:change-info>
              <dc:creator>Unbekannter Autor</dc:creator>
              <dc:date>2017-06-15T18:31:00</dc:date>
            </office:change-info>
          </text:insertion>
        </text:changed-region>
        <text:changed-region xml:id="ct125387848" text:id="ct125387848">
          <text:deletion>
            <office:change-info>
              <dc:creator>Unbekannter Autor</dc:creator>
              <dc:date>2017-06-15T18:31:00</dc:date>
            </office:change-info>
            <text:p text:style-name="P2"><text:span text:style-name="T2">3</text:span></text:p>
          </text:deletion>
        </text:changed-region>
        <text:changed-region xml:id="ct125387728" text:id="ct125387728">
          <text:insertion>
            <office:change-info>
              <dc:creator>Unbekannter Autor</dc:creator>
              <dc:date>2017-06-11T21:15:00</dc:date>
            </office:change-info>
          </text:insertion>
        </text:changed-region>
        <text:changed-region xml:id="ct125387608" text:id="ct125387608">
          <text:deletion>
            <office:change-info>
              <dc:creator>Unbekannter Autor</dc:creator>
              <dc:date>2017-06-11T21:15:00</dc:date>
            </office:change-info>
            <text:h text:style-name="Heading_20_1" text:outline-level="1"/>
            <text:h text:style-name="Heading_20_1" text:outline-level="1"/>
          </text:deletion>
        </text:changed-region>
        <text:changed-region xml:id="ct125564432" text:id="ct125564432">
          <text:insertion>
            <office:change-info>
              <dc:creator>Unbekannter Autor</dc:creator>
              <dc:date>2017-05-28T23:22:00</dc:date>
            </office:change-info>
          </text:insertion>
        </text:changed-region>
        <text:changed-region xml:id="ct125564552" text:id="ct125564552">
          <text:insertion>
            <office:change-info>
              <dc:creator>Unbekannter Autor</dc:creator>
              <dc:date>2017-06-10T13:07:00</dc:date>
            </office:change-info>
          </text:insertion>
        </text:changed-region>
        <text:changed-region xml:id="ct404428752" text:id="ct404428752">
          <text:insertion>
            <office:change-info>
              <dc:creator>Unbekannter Autor</dc:creator>
              <dc:date>2017-06-21T21:35:00</dc:date>
            </office:change-info>
          </text:insertion>
        </text:changed-region>
        <text:changed-region xml:id="ct125564912" text:id="ct125564912">
          <text:insertion>
            <office:change-info>
              <dc:creator>Unbekannter Autor</dc:creator>
              <dc:date>2017-06-11T21:07:00</dc:date>
            </office:change-info>
          </text:insertion>
        </text:changed-region>
        <text:changed-region xml:id="ct125564672" text:id="ct125564672">
          <text:insertion>
            <office:change-info>
              <dc:creator>Unbekannter Autor</dc:creator>
              <dc:date>2017-06-11T21:08:00</dc:date>
            </office:change-info>
          </text:insertion>
        </text:changed-region>
        <text:changed-region xml:id="ct125564792" text:id="ct125564792">
          <text:insertion>
            <office:change-info>
              <dc:creator>Unbekannter Autor</dc:creator>
              <dc:date>2017-06-11T21:09:00</dc:date>
            </office:change-info>
          </text:insertion>
        </text:changed-region>
        <text:changed-region xml:id="ct125688168" text:id="ct125688168">
          <text:insertion>
            <office:change-info>
              <dc:creator>Unbekannter Autor</dc:creator>
              <dc:date>2017-06-11T21:10:00</dc:date>
            </office:change-info>
          </text:insertion>
        </text:changed-region>
        <text:changed-region xml:id="ct125689248" text:id="ct125689248">
          <text:insertion>
            <office:change-info>
              <dc:creator>Unbekannter Autor</dc:creator>
              <dc:date>2017-06-11T21:17:00</dc:date>
            </office:change-info>
          </text:insertion>
        </text:changed-region>
        <text:changed-region xml:id="ct125688528" text:id="ct125688528">
          <text:insertion>
            <office:change-info>
              <dc:creator>Unbekannter Autor</dc:creator>
              <dc:date>2017-06-12T20:44:00</dc:date>
            </office:change-info>
          </text:insertion>
        </text:changed-region>
        <text:changed-region xml:id="ct125688408" text:id="ct125688408">
          <text:insertion>
            <office:change-info>
              <dc:creator>Unbekannter Autor</dc:creator>
              <dc:date>2017-06-11T22:03:00</dc:date>
            </office:change-info>
          </text:insertion>
        </text:changed-region>
        <text:changed-region xml:id="ct125690208" text:id="ct125690208">
          <text:insertion>
            <office:change-info>
              <dc:creator>Unbekannter Autor</dc:creator>
              <dc:date>2017-06-12T20:42:00</dc:date>
            </office:change-info>
          </text:insertion>
        </text:changed-region>
        <text:changed-region xml:id="ct125690088" text:id="ct125690088">
          <text:insertion>
            <office:change-info>
              <dc:creator>Unbekannter Autor</dc:creator>
              <dc:date>2017-06-12T20:43:00</dc:date>
            </office:change-info>
          </text:insertion>
        </text:changed-region>
        <text:changed-region xml:id="ct125689968" text:id="ct125689968">
          <text:insertion>
            <office:change-info>
              <dc:creator>Unbekannter Autor</dc:creator>
              <dc:date>2017-06-12T20:44:00</dc:date>
            </office:change-info>
          </text:insertion>
        </text:changed-region>
        <text:changed-region xml:id="ct125688288" text:id="ct125688288">
          <text:insertion>
            <office:change-info>
              <dc:creator>Unbekannter Autor</dc:creator>
              <dc:date>2017-06-12T20:45:00</dc:date>
            </office:change-info>
          </text:insertion>
        </text:changed-region>
        <text:changed-region xml:id="ct125690808" text:id="ct125690808">
          <text:insertion>
            <office:change-info>
              <dc:creator>Unbekannter Autor</dc:creator>
              <dc:date>2017-06-13T18:33:00</dc:date>
            </office:change-info>
          </text:insertion>
        </text:changed-region>
        <text:changed-region xml:id="ct125690688" text:id="ct125690688">
          <text:insertion>
            <office:change-info>
              <dc:creator>Unbekannter Autor</dc:creator>
              <dc:date>2017-06-13T18:34:00</dc:date>
            </office:change-info>
          </text:insertion>
        </text:changed-region>
        <text:changed-region xml:id="ct125690568" text:id="ct125690568">
          <text:insertion>
            <office:change-info>
              <dc:creator>Unbekannter Autor</dc:creator>
              <dc:date>2017-06-13T18:35:00</dc:date>
            </office:change-info>
          </text:insertion>
        </text:changed-region>
        <text:changed-region xml:id="ct125690328" text:id="ct125690328">
          <text:insertion>
            <office:change-info>
              <dc:creator>Unbekannter Autor</dc:creator>
              <dc:date>2017-06-14T21:39:00</dc:date>
            </office:change-info>
          </text:insertion>
        </text:changed-region>
        <text:changed-region xml:id="ct125688648" text:id="ct125688648">
          <text:insertion>
            <office:change-info>
              <dc:creator>Unbekannter Autor</dc:creator>
              <dc:date>2017-06-14T21:40:00</dc:date>
            </office:change-info>
          </text:insertion>
        </text:changed-region>
        <text:changed-region xml:id="ct125691408" text:id="ct125691408">
          <text:insertion>
            <office:change-info>
              <dc:creator>Unbekannter Autor</dc:creator>
              <dc:date>2017-06-15T18:31:00</dc:date>
            </office:change-info>
          </text:insertion>
        </text:changed-region>
        <text:changed-region xml:id="ct125691288" text:id="ct125691288">
          <text:insertion>
            <office:change-info>
              <dc:creator>Unbekannter Autor</dc:creator>
              <dc:date>2017-06-15T18:32:00</dc:date>
            </office:change-info>
          </text:insertion>
        </text:changed-region>
        <text:changed-region xml:id="ct125691648" text:id="ct125691648">
          <text:insertion>
            <office:change-info>
              <dc:creator>Unbekannter Autor</dc:creator>
              <dc:date>2017-06-18T09:43:00</dc:date>
            </office:change-info>
          </text:insertion>
        </text:changed-region>
        <text:changed-region xml:id="ct125691768" text:id="ct125691768">
          <text:insertion>
            <office:change-info>
              <dc:creator>Unknown Author</dc:creator>
              <dc:date>2017-06-20T15:16:32</dc:date>
            </office:change-info>
          </text:insertion>
        </text:changed-region>
        <text:changed-region xml:id="ct125691168" text:id="ct125691168">
          <text:insertion>
            <office:change-info>
              <dc:creator>Unknown Author</dc:creator>
              <dc:date>2017-06-20T15:17:22</dc:date>
            </office:change-info>
          </text:insertion>
        </text:changed-region>
        <text:changed-region xml:id="ct125691048" text:id="ct125691048">
          <text:insertion>
            <office:change-info>
              <dc:creator>Unbekannter Autor</dc:creator>
              <dc:date>2017-06-11T21:41:00</dc:date>
            </office:change-info>
          </text:insertion>
        </text:changed-region>
        <text:changed-region xml:id="ct125688768" text:id="ct125688768">
          <text:deletion>
            <office:change-info>
              <dc:creator>Unbekannter Autor</dc:creator>
              <dc:date>2017-05-28T23:20:00</dc:date>
            </office:change-info>
            <text:h text:style-name="P3" text:outline-level="1"/>
            <text:list xml:id="list7512263644638654396"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6038055990091758090"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215184797337221146"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3">impro17</text:span> ist eine Weiterentwicklung des Vorgängers <text:span text:style-name="T3">theme-2017</text:span>. <text:span text:style-name="T4">Das theme </text:span><text:span text:style-name="T5">impro17 </text:span><text:span text:style-name="T6">enthält die folgenden Features, die in theme-2017 noch nicht enthalten waren:</text:span></text:p>
            <text:list xml:id="list6849719560810060069"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31"><draw:text-box fo:min-height="17.568cm"><text:p text:style-name="Illustration"><draw:frame draw:style-name="fr2" draw:name="Bild3" text:anchor-type="as-char" svg:width="6.1cm" style:rel-width="74%" svg:height="13.023cm" style:rel-height="scale" draw:z-index="32"><draw:image xlink:href="Pictures/10000000000001370000029879D02FA7480BAC9F.png" xlink:type="simple" xlink:show="embed" xlink:actuate="onLoad"/></draw:frame><text:line-break/>Abbildung <text:sequence text:ref-name="refIllustration6"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33"><draw:text-box fo:min-height="1.429cm"><text:p text:style-name="Illustration"><draw:frame draw:style-name="fr2" draw:name="Bild4" text:anchor-type="as-char" svg:width="2.884cm" style:rel-width="100%" svg:height="1.429cm" style:rel-height="scale" draw:z-index="34"><draw:image xlink:href="Pictures/100000000000006D00000036F753FE8AD2597822.png" xlink:type="simple" xlink:show="embed" xlink:actuate="onLoad"/></draw:frame><text:line-break/>Abbildung <text:sequence text:ref-name="refIllustration7"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7">ViewBag::set(„myvar“, „value“)</text:span> Werte gesetzt werden, die in einem View bzw. Template mittels <text:span text:style-name="T7">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3">Request::</text:span><text:span text:style-name="T8">getVar($name, $default = null, $convert = "")</text:span><text:span text:style-name="T9"><text:line-break/>wurde hinzugefügt. Diese gibt eine </text:span><text:span text:style-name="T8">$_POST</text:span><text:span text:style-name="T9"> oder </text:span><text:span text:style-name="T8">$_GET</text:span><text:span text:style-name="T9"> Variable zurück. Wenn der Wert $name werde in </text:span><text:span text:style-name="T8">$_POST</text:span><text:span text:style-name="T9"> noch in </text:span><text:span text:style-name="T8">$_GET</text:span><text:span text:style-name="T9"> vorhanden ist, wird </text:span><text:span text:style-name="T8">$default</text:span><text:span text:style-name="T9"> zurückgegeben.<text:line-break/>Der Parameter </text:span><text:span text:style-name="T8">$convert</text:span><text:span text:style-name="T9">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0">einem Benutzer nun schon beim Anlegen eine Gruppe zuweisen.</text:span></text:p>
            <text:p text:style-name="P20"><draw:frame draw:style-name="fr1" draw:name="Rahmen3" text:anchor-type="paragraph" svg:width="9.509cm" draw:z-index="35"><draw:text-box fo:min-height="11.097cm"><text:p text:style-name="Illustration"><draw:frame draw:style-name="fr2" draw:name="Bild5" text:anchor-type="as-char" svg:width="8.557cm" style:rel-width="90%" svg:height="9.985cm" style:rel-height="scale" draw:z-index="36"><draw:image xlink:href="Pictures/1000020100000203000002596FEBA064644C9AD9.png" xlink:type="simple" xlink:show="embed" xlink:actuate="onLoad"/></draw:frame><text:line-break/>Abbildung <text:sequence text:ref-name="refIllustration8"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25688888" text:id="ct125688888">
          <text:deletion>
            <office:change-info>
              <dc:creator>Unbekannter Autor</dc:creator>
              <dc:date>2017-04-18T21:57:00</dc:date>
            </office:change-info>
            <text:h text:style-name="Heading_20_1" text:outline-level="1"/>
            <text:h text:style-name="Heading_20_1" text:outline-level="1"/>
          </text:deletion>
        </text:changed-region>
        <text:changed-region xml:id="ct125689008" text:id="ct12568900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77_845388196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77_8453881961111"/></text:p>
          </text:deletion>
        </text:changed-region>
        <text:changed-region xml:id="ct125689848" text:id="ct125689848">
          <text:deletion>
            <office:change-info>
              <dc:creator>Unbekannter Autor</dc:creator>
              <dc:date>2017-04-18T21:49:00</dc:date>
            </office:change-info>
            <text:p text:style-name="Text_20_body"/>
            <text:p text:style-name="Text_20_body"/>
          </text:deletion>
        </text:changed-region>
        <text:changed-region xml:id="ct125690928" text:id="ct125690928">
          <text:deletion>
            <office:change-info>
              <dc:creator>Unbekannter Autor</dc:creator>
              <dc:date>2017-05-28T23:21:00</dc:date>
            </office:change-info>
            <text:p text:style-name="Text_20_body">D</text:p>
          </text:deletion>
        </text:changed-region>
        <text:changed-region xml:id="ct125689368" text:id="ct125689368">
          <text:insertion>
            <office:change-info>
              <dc:creator>Unbekannter Autor</dc:creator>
              <dc:date>2017-05-28T23:21:00</dc:date>
            </office:change-info>
          </text:insertion>
        </text:changed-region>
        <text:changed-region xml:id="ct126042512" text:id="ct126042512">
          <text:insertion>
            <office:change-info>
              <dc:creator>Unbekannter Autor</dc:creator>
              <dc:date>2017-06-11T21:36:00</dc:date>
            </office:change-info>
          </text:insertion>
        </text:changed-region>
        <text:changed-region xml:id="ct126042632" text:id="ct126042632">
          <text:deletion>
            <office:change-info>
              <dc:creator>Unbekannter Autor</dc:creator>
              <dc:date>2017-05-28T23:24:00</dc:date>
            </office:change-info>
            <text:h text:style-name="Heading_20_1" text:outline-level="1"/>
            <text:h text:style-name="Heading_20_1" text:outline-level="1"/>
          </text:deletion>
        </text:changed-region>
        <text:changed-region xml:id="ct126043832" text:id="ct126043832">
          <text:deletion>
            <office:change-info>
              <dc:creator>Unbekannter Autor</dc:creator>
              <dc:date>2017-05-28T23:24:00</dc:date>
            </office:change-info>
            <text:p text:style-name="P22"><text:span text:style-name="T9"><text:s/></text:span><text:span text:style-name="T11">oder</text:span></text:p>
          </text:deletion>
        </text:changed-region>
        <text:changed-region xml:id="ct126043712" text:id="ct126043712">
          <text:insertion>
            <office:change-info>
              <dc:creator>Unbekannter Autor</dc:creator>
              <dc:date>2017-05-28T23:24:00</dc:date>
            </office:change-info>
          </text:insertion>
        </text:changed-region>
        <text:changed-region xml:id="ct126043592" text:id="ct126043592">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1">Neue Features in UliCMS <text:span text:style-name="T1">2017.</text:span><text:change text:change-id="ct125387008"/><text:change-start text:change-id="ct125387128"/><text:span text:style-name="T1">4</text:span><text:change-end text:change-id="ct125387128"/></text:p>
      <text:p text:style-name="Heading"/>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8"/>
      <text:p text:style-name="P48"/>
      <text:p text:style-name="P49"><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91"/>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0"><text:a xlink:type="simple" xlink:href="#__RefHeading___Toc467_918909501" text:style-name="Index_20_Link" text:visited-style-name="Index_20_Link">Über dieses Dokument<text:tab/>1</text:a></text:p>
          <text:p text:style-name="P51"><text:a xlink:type="simple" xlink:href="#__RefHeading___Toc481_1318882124" text:style-name="Index_20_Link" text:visited-style-name="Index_20_Link">Zielgruppe<text:tab/>1</text:a></text:p>
          <text:p text:style-name="P50"><text:a xlink:type="simple" xlink:href="#__RefHeading___Toc447_1318882124" text:style-name="Index_20_Link" text:visited-style-name="Index_20_Link">Was ist UliCMS?<text:tab/>1</text:a></text:p>
          <text:p text:style-name="P50"><text:a xlink:type="simple" xlink:href="#__RefHeading___Toc3344_1558993862" text:style-name="Index_20_Link" text:visited-style-name="Index_20_Link">Zusammenfassung der Änderungen<text:tab/>1</text:a></text:p>
          <text:p text:style-name="P51"><text:a xlink:type="simple" xlink:href="#__RefHeading___Toc552_1489461170" text:style-name="Index_20_Link" text:visited-style-name="Index_20_Link">Neue Features<text:tab/>1</text:a></text:p>
          <text:p text:style-name="P51"><text:a xlink:type="simple" xlink:href="#__RefHeading___Toc3346_1558993862" text:style-name="Index_20_Link" text:visited-style-name="Index_20_Link">Neue API-Funktionen<text:tab/>2</text:a></text:p>
          <text:p text:style-name="P51"><text:a xlink:type="simple" xlink:href="#__RefHeading___Toc3187_430968166" text:style-name="Index_20_Link" text:visited-style-name="Index_20_Link">Sonstige Änderungen<text:tab/>3</text:a></text:p>
          <text:p text:style-name="P50"><text:a xlink:type="simple" xlink:href="#__RefHeading___Toc1116_1558993862" text:style-name="Index_20_Link" text:visited-style-name="Index_20_Link">Detailbeschreibung der neuen Features<text:tab/>3</text:a></text:p>
          <text:p text:style-name="P51"><text:a xlink:type="simple" xlink:href="#__RefHeading___Toc940_1558993862" text:style-name="Index_20_Link" text:visited-style-name="Index_20_Link">Gruppen können nun Sprachen zugeordnet bekommen<text:tab/>3</text:a></text:p>
          <text:p text:style-name="P51"><text:a xlink:type="simple" xlink:href="#__RefHeading___Toc4472_1558993862" text:style-name="Index_20_Link" text:visited-style-name="Index_20_Link">Neuer Inhaltstyp "Snippet"<text:tab/>4</text:a></text:p>
          <text:p text:style-name="P51"><text:a xlink:type="simple" xlink:href="#__RefHeading___Toc5900_1558993862" text:style-name="Index_20_Link" text:visited-style-name="Index_20_Link">Zulässige Tags können nun beschränkt werden<text:tab/>4</text:a></text:p>
          <text:p text:style-name="P51"><text:a xlink:type="simple" xlink:href="#__RefHeading___Toc6308_1558993862" text:style-name="Index_20_Link" text:visited-style-name="Index_20_Link">Hinweis wenn Mobile_Detect nicht installiert ist.<text:tab/>5</text:a></text:p>
          <text:p text:style-name="P51"><text:a xlink:type="simple" xlink:href="#__RefHeading___Toc6982_1558993862" text:style-name="Index_20_Link" text:visited-style-name="Index_20_Link">Benutzer können nach Gruppe gefiltert werden<text:tab/>5</text:a></text:p>
          <text:p text:style-name="P51"><text:a xlink:type="simple" xlink:href="#__RefHeading___Toc3577_375623537" text:style-name="Index_20_Link" text:visited-style-name="Index_20_Link">Es kann nun eine Standardsprache je Benutzer ausgewählt werden<text:tab/>6</text:a></text:p>
          <text:p text:style-name="P51"><text:a xlink:type="simple" xlink:href="#__RefHeading___Toc2191_1354649448" text:style-name="Index_20_Link" text:visited-style-name="Index_20_Link">main_class Direktive wird nun ausgewertet<text:tab/>6</text:a></text:p>
          <text:p text:style-name="P51"><text:a xlink:type="simple" xlink:href="#__RefHeading___Toc2193_1354649448" text:style-name="Index_20_Link" text:visited-style-name="Index_20_Link">settings können nun über die metadata.json eines Moduls initialisiert werden<text:tab/>7</text:a></text:p>
          <text:p text:style-name="P51"><text:a xlink:type="simple" xlink:href="#__RefHeading___Toc1839_55400115" text:style-name="Index_20_Link" text:visited-style-name="Index_20_Link">Model Klasse für 'Language' hinzugefügt<text:tab/>7</text:a></text:p>
          <text:p text:style-name="P51"><text:a xlink:type="simple" xlink:href="#__RefHeading___Toc1839_554001151" text:style-name="Index_20_Link" text:visited-style-name="Index_20_Link">Model Klasse für 'Category' hinzugefügt<text:tab/>7</text:a></text:p>
          <text:p text:style-name="P51"><text:a xlink:type="simple" xlink:href="#__RefHeading___Toc2075_845388196" text:style-name="Index_20_Link" text:visited-style-name="Index_20_Link">Bei fehlenden Sprachdateien erfolgt ein Fallback auf Englisch<text:tab/>7</text:a></text:p>
          <text:p text:style-name="P50"><text:a xlink:type="simple" xlink:href="#__RefHeading___Toc2077_845388196" text:style-name="Index_20_Link" text:visited-style-name="Index_20_Link">Durchführung der Installation<text:tab/>8</text:a></text:p>
          <text:p text:style-name="P50"><text:a xlink:type="simple" xlink:href="#__RefHeading___Toc6932_1558993862" text:style-name="Index_20_Link" text:visited-style-name="Index_20_Link">Durchführung eines Upgrades<text:tab/>8</text:a></text:p>
          <text:p text:style-name="P50"><text:a xlink:type="simple" xlink:href="#__RefHeading___Toc734_1061336504" text:style-name="Index_20_Link" text:visited-style-name="Index_20_Link">Benötigen Sie Hilfe?<text:tab/>10</text:a></text:p>
          <text:p text:style-name="P50"><text:a xlink:type="simple" xlink:href="#__RefHeading___Toc978_1474200080" text:style-name="Index_20_Link" text:visited-style-name="Index_20_Link">Abbildungsverzeichnis<text:tab/>10</text:a></text:p>
        </text:index-body>
      </text:table-of-content>
      <text:p text:style-name="P31"/>
      <text:h text:style-name="P95" text:outline-level="1"><text:bookmark-start text:name="__RefHeading___Toc467_918909501"/>Über dieses Dokument<text:bookmark-end text:name="__RefHeading___Toc467_918909501"/></text:h>
      <text:p text:style-name="P2">Dieses Dokument beschreibt die neuen Features in UliCMS <text:span text:style-name="T2">2017.</text:span><text:change-start text:change-id="ct125387968"/><text:span text:style-name="T2">4</text:span><text:change-end text:change-id="ct125387968"/><text:change text:change-id="ct125387848"/><text:span text:style-name="T2">.</text:span></text:p>
      <text:h text:style-name="P100"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9">unter einer BSD-Lizenz mit Advertising-Klausel lizenziert ist. </text:span></text:p>
      <text:p text:style-name="P36"><text:bookmark-start text:name="__RefHeading___Toc901_364092656"/>UliCMS ermöglicht die Erstellung und Verwaltung von kleinen und mittelgroßen Websites.<text:bookmark-end text:name="__RefHeading___Toc901_364092656"/><text:change-start text:change-id="ct125387728"/></text:p>
      <text:h text:style-name="Heading_20_1" text:outline-level="1"><text:bookmark-start text:name="__RefHeading___Toc3344_1558993862"/><text:change-end text:change-id="ct125387728"/><text:change text:change-id="ct125387608"/>Zusammenfassung der Änderungen<text:bookmark-end text:name="__RefHeading___Toc3344_1558993862"/></text:h>
      <text:h text:style-name="P98" text:outline-level="2"><text:bookmark-start text:name="__RefHeading___Toc552_1489461170"/>Neue Features<text:bookmark-end text:name="__RefHeading___Toc552_1489461170"/><text:change-start text:change-id="ct125564432"/></text:h>
      <text:list xml:id="list4827863510389436397" text:style-name="L5">
        <text:list-item>
          <text:p text:style-name="P58">Gruppen können nun Sprachen zugeordnet bekommen</text:p>
        </text:list-item>
      </text:list>
      <text:list xml:id="list2282373857728037103" text:style-name="L6">
        <text:list-item>
          <text:p text:style-name="P59">Neuer Inhaltstyp "Snippet"</text:p>
        </text:list-item>
        <text:list-item>
          <text:p text:style-name="P59">Zulässige Tags können nun beschränkt werden</text:p>
        </text:list-item>
        <text:list-item>
          <text:p text:style-name="P59">Es wird nun ein Hinweis angezeigt, wenn man ein "Design für Mobilgeräte" festlegt und Mobile_Detect nicht installiert ist.</text:p>
        </text:list-item>
        <text:list-item>
          <text:p text:style-name="P59">Benutzer können nach Gruppe gefiltert werden</text:p>
        </text:list-item>
        <text:list-item>
          <text:p text:style-name="P59">Es kann nun eine Standardsprache je Benutzer ausgewählt werden.</text:p>
        </text:list-item>
        <text:list-item>
          <text:p text:style-name="P59">main_class Direktive wird nun ausgewertet. Methoden (render, admin, Hooks, Filter) in der main_class werden automatisch aufgerufen.</text:p>
        </text:list-item>
        <text:list-item>
          <text:p text:style-name="P59">settings können nun über die metadata.json eines Moduls initialisiert werden</text:p>
        </text:list-item>
        <text:list-item>
          <text:p text:style-name="P59">Model Klasse für 'Language' hinzugefügt</text:p>
        </text:list-item>
        <text:list-item>
          <text:p text:style-name="P60">Model Klasse für 'Category' hinzugefügt</text:p>
        </text:list-item>
        <text:list-item>
          <text:p text:style-name="P59">Bei fehlenden Sprachdateien erfolgt ein Fallback auf Englisch</text:p>
        </text:list-item>
        <text:list-item>
          <text:p text:style-name="P83">Geringe Performance Verbesserungen</text:p>
        </text:list-item>
        <text:list-item>
          <text:p text:style-name="P84">Attribut $newWindow zu MenuEntry hinzugefügt</text:p>
        </text:list-item>
      </text:list>
      <text:h text:style-name="P17" text:outline-level="2"><text:bookmark-start text:name="__RefHeading___Toc3346_1558993862"/>Neue API-Funktionen<text:bookmark-end text:name="__RefHeading___Toc3346_1558993862"/></text:h>
      <text:list xml:id="list213626198085658" text:continue-numbering="true" text:style-name="L6">
        <text:list-item>
          <text:list>
            <text:list-item>
              <text:p text:style-name="P85">Request::getMethod()</text:p>
            </text:list-item>
            <text:list-item>
              <text:p text:style-name="P85">Request::isGet()</text:p>
            </text:list-item>
            <text:list-item>
              <text:p text:style-name="P85">Request::isPost()</text:p>
            </text:list-item>
            <text:list-item>
              <text:p text:style-name="P85">Request::isHead()</text:p>
            </text:list-item>
            <text:list-item>
              <text:p text:style-name="P85">Request::hasVar()</text:p>
            </text:list-item>
            <text:list-item>
              <text:p text:style-name="P85">ModuleHelper::buildModuleRessourcePath($module, $path)</text:p>
            </text:list-item>
            <text:list-item>
              <text:p text:style-name="P85">CustomData::getCustomDataOrSetting($name)</text:p>
            </text:list-item>
            <text:list-item>
              <text:p text:style-name="P85">ModuleHelper::underscoreToCamel($str)</text:p>
            </text:list-item>
            <text:list-item>
              <text:p text:style-name="P85">get_secure_translation()</text:p>
            </text:list-item>
            <text:list-item>
              <text:p text:style-name="P85">secure_translation()</text:p>
            </text:list-item>
            <text:list-item>
              <text:p text:style-name="P85">secure_translate()</text:p>
            </text:list-item>
            <text:list-item>
              <text:p text:style-name="P85">ArrayHelper::insertBefore($input, $index, $element)</text:p>
            </text:list-item>
            <text:list-item>
              <text:p text:style-name="P85">ArrayHelper::insertAfter($input, $index, $element)</text:p>
            </text:list-item>
            <text:list-item>
              <text:p text:style-name="P85">faster_in_array()</text:p>
            </text:list-item>
            <text:list-item>
              <text:p text:style-name="P86">Page→getEmbeddedModules()</text:p>
            </text:list-item>
            <text:list-item>
              <text:p text:style-name="P87">Template::doctype()</text:p>
            </text:list-item>
            <text:list-item>
              <text:p text:style-name="P87">Template::getDoctype()</text:p>
            </text:list-item>
            <text:list-item>
              <text:p text:style-name="P87">Template::ogHTMLPrefix()</text:p>
            </text:list-item>
            <text:list-item>
              <text:p text:style-name="P87">Template::getOgHTMLPrefix()</text:p>
            </text:list-item>
          </text:list>
        </text:list-item>
      </text:list>
      <text:h text:style-name="P99" text:outline-level="2"/>
      <text:h text:style-name="P17" text:outline-level="2"><text:bookmark-start text:name="__RefHeading___Toc3187_430968166"/><text:span text:style-name="T25">S</text:span><text:span text:style-name="T9">onstige Änderungen</text:span><text:bookmark-end text:name="__RefHeading___Toc3187_430968166"/></text:h>
      <text:list xml:id="list6446215991160864250" text:style-name="L7">
        <text:list-item>
          <text:p text:style-name="P61"><text:change-end text:change-id="ct125564432"/><text:change-start text:change-id="ct125564552"/>Nach dem Erstellen einer Seite wird nun auf die Bearbeiten-Ansicht statt auf die Listenansicht weitergeleitet</text:p>
        </text:list-item>
        <text:list-item>
          <text:p text:style-name="P61">Die Funktionen Template::executeModuleTemplate() und Template::executeDefaultOrOwnTemplate() akzeptieren nun auch Templatenamen mit Dateiendung</text:p>
        </text:list-item>
        <text:list-item>
          <text:p text:style-name="P61">Funktion getCurrentLanguage() - Der Parameter $current ist nun per Default false</text:p>
        </text:list-item>
        <text:list-item>
          <text:p text:style-name="P61">getCurrentURL() fügt nun nicht mehr den Port an die Domain bei https://</text:p>
        </text:list-item>
        <text:list-item>
          <text:p text:style-name="P61">Auf Fehlerseiten wird der "Bearbeiten" Button nicht mehr angezeigt</text:p>
        </text:list-item>
        <text:list-item>
          <text:p text:style-name="P61">Bugfix: Ein Fehler bei dem ein Menüpunkt im Backend fälschlicherweise nicht angezeigt wurde behoben.</text:p>
        </text:list-item>
        <text:list-item>
          <text:p text:style-name="P61">Bugfix: Das Feld "Modul" wird nun beim Klonen einer Seite korrekt ausgefüllt.<text:change-end text:change-id="ct125564552"/><text:change-start text:change-id="ct404428752"/></text:p>
        </text:list-item>
        <text:list-item>
          <text:p text:style-name="P62">Bugfix: $user-&gt;update() überschreibt die ID nicht mehr</text:p>
        </text:list-item>
        <text:list-item>
          <text:p text:style-name="P62">Parameter $query von Database::query() und Database::pQuery() in $sql umbenannt</text:p>
        </text:list-item>
        <text:list-item>
          <text:p text:style-name="P62">uninstall() Methode in main_class wird nun aufgerufen<text:change-end text:change-id="ct404428752"/><text:change-start text:change-id="ct125564912"/></text:p>
        </text:list-item>
      </text:list>
      <text:h text:style-name="Heading_20_1"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25564912"/><text:change-start text:change-id="ct125564672"/></text:h>
      <text:p text:style-name="P35">Es ist nun möglich einer Benutzergruppe Sprachen zu zuweisen.<text:change-end text:change-id="ct125564672"/><text:change-start text:change-id="ct125564792"/></text:p>
      <text:p text:style-name="P35">Es wurden Checkboxen für jede Sprache in der Gruppenverwaltung hinzugefügt.<text:line-break/>Wenn keine Checkboxen gesetzt sind, findet keine Eingeschränk<text:change-end text:change-id="ct125564792"/><text:change-start text:change-id="ct125688168"/>ung Staat. Wenn eine oder mehrere Checkboxen gesetzt sind, können alle Benutzer in einer Gruppe nur Inhalte in den gewählten Sprachen bearbeiten.</text:p>
      <text:p text:style-name="P35"><draw:frame draw:style-name="fr3" draw:name="Rahmen4" text:anchor-type="paragraph" svg:width="2.884cm" draw:z-index="14"><draw:text-box fo:min-height="2.699cm"><text:p text:style-name="Illustration"><draw:frame draw:style-name="fr5" draw:name="Rahmen11" text:anchor-type="paragraph" svg:x="-7.011cm" svg:y="0.132cm" svg:width="2.884cm" style:rel-width="100%" svg:height="2.699cm" style:rel-height="scale-min" draw:z-index="27"><draw:text-box><text:p text:style-name="Illustration"><draw:frame draw:style-name="fr2" draw:name="Bild6" text:anchor-type="as-char" svg:width="2.884cm" style:rel-width="100%" svg:height="2.699cm" style:rel-height="scale" draw:z-index="37"><draw:image xlink:href="Pictures/100000000000006D000000669964B84EAE4A4810.png" xlink:type="simple" xlink:show="embed" xlink:actuate="onLoad"/></draw:frame><text:line-break/>Abbildung <text:sequence text:ref-name="refIllustration9" text:name="Illustration" text:formula="ooow:Illustration+1" style:num-format="1">1</text:sequence>: <text:change-start text:change-id="ct125388088"/><text:span text:style-name="T34">S</text:span><text:change-end text:change-id="ct125388088"/>prachenauswahl in der Gruppe</text:p></draw:text-box></draw:frame><text:line-break/><text:change text:change-id="ct125688048"/></text:p></draw:text-box></draw:frame><text:change-end text:change-id="ct125688168"/><text:change-start text:change-id="ct125689248"/></text:p>
      <text:p text:style-name="P35"/>
      <text:p text:style-name="P35"/>
      <text:p text:style-name="P35"/>
      <text:p text:style-name="P35"/>
      <text:p text:style-name="P35"/>
      <text:p text:style-name="P35"/>
      <text:h text:style-name="P17" text:outline-level="2"><text:bookmark-start text:name="__RefHeading___Toc4472_1558993862"/>Neuer Inhaltstyp "Snippet"<text:bookmark-end text:name="__RefHeading___Toc4472_1558993862"/></text:h>
      <text:p text:style-name="P37">Der Inhaltstyp „Snippet“ bzw. „Schnippsel“ wurde hinzugefügt.</text:p>
      <text:p text:style-name="P37">Ein „Snippet“ ist ein Text, der über einen Shortcode in andere Inhalte eingefügt werden kann.<text:line-break/>Snippets sind nicht direkt verlinkbar.</text:p>
      <text:p text:style-name="P37"/>
      <text:p text:style-name="P37"><draw:frame draw:style-name="fr3" draw:name="Rahmen5" text:anchor-type="paragraph" svg:width="6.668cm" draw:z-index="15"><draw:text-box fo:min-height="3.44cm"><text:p text:style-name="Illustration"><draw:frame draw:style-name="fr5" draw:name="Rahmen9" text:anchor-type="paragraph" svg:x="-4.974cm" svg:y="-0.132cm" svg:width="6.668cm" style:rel-width="100%" svg:height="3.44cm" style:rel-height="scale-min" draw:z-index="28"><draw:text-box><text:p text:style-name="Illustration"><draw:frame draw:style-name="fr2" draw:name="Bild7" text:anchor-type="as-char" svg:width="6.668cm" style:rel-width="100%" svg:height="3.44cm" style:rel-height="scale" draw:z-index="38"><draw:image xlink:href="Pictures/10000000000000FC0000008299844563A184CF3B.png" xlink:type="simple" xlink:show="embed" xlink:actuate="onLoad"/></draw:frame><text:line-break/>Abbildung <text:sequence text:ref-name="refIllustration10" text:name="Illustration" text:formula="ooow:Illustration+1" style:num-format="1">2</text:sequence>: Schnipsel Code</text:p></draw:text-box></draw:frame><text:change text:change-id="ct125689128"/></text:p></draw:text-box></draw:frame></text:p>
      <text:p text:style-name="P37"/>
      <text:p text:style-name="P37"/>
      <text:p text:style-name="P37"/>
      <text:p text:style-name="P37"/>
      <text:p text:style-name="P37"/>
      <text:h text:style-name="P102" text:outline-level="2"><text:bookmark-start text:name="__RefHeading___Toc5900_1558993862"/>Zulässige Tags können nun beschränkt werden<text:bookmark-end text:name="__RefHeading___Toc5900_1558993862"/></text:h>
      <text:p text:style-name="P38">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3">Wenn das Textfeld leer ist, erfolgt keine Filterung. </text:span></text:p>
      <text:p text:style-name="Text_20_body"><draw:frame draw:style-name="fr3" draw:name="Rahmen6" text:anchor-type="paragraph" svg:width="15.293cm" draw:z-index="16"><draw:text-box fo:min-height="2.725cm"><text:p text:style-name="Illustration"><draw:frame draw:style-name="fr5" draw:name="Rahmen10" text:anchor-type="paragraph" svg:x="-0.926cm" svg:y="0.212cm" svg:width="15.293cm" style:rel-width="100%" svg:height="2.725cm" style:rel-height="scale-min" draw:z-index="29"><draw:text-box><text:p text:style-name="Illustration"><draw:frame draw:style-name="fr2" draw:name="Bild11" text:anchor-type="as-char" svg:width="15.293cm" style:rel-width="100%" svg:height="2.725cm" style:rel-height="scale" draw:z-index="39"><draw:image xlink:href="Pictures/10000000000002420000006758D9491B06A0F7DE.png" xlink:type="simple" xlink:show="embed" xlink:actuate="onLoad"/></draw:frame><text:line-break/>Abbildung <text:sequence text:ref-name="refIllustration11" text:name="Illustration" text:formula="ooow:Illustration+1" style:num-format="1">3</text:sequence>: Textfeld zur Filterung von HTML-Tags</text:p></draw:text-box></draw:frame><text:change text:change-id="ct125689608"/> <text:change text:change-id="ct125689488"/></text:p></draw:text-box></draw:frame></text:p>
      <text:p text:style-name="Text_20_body"/>
      <text:p text:style-name="Text_20_body"/>
      <text:p text:style-name="Text_20_body"/>
      <text:p text:style-name="P29"/>
      <text:p text:style-name="P39"><text:span text:style-name="T3">Der Standardwert ist:</text:span><text:line-break/>&lt;a&gt;&lt;abbr&gt;&lt;address&gt;&lt;area&gt;&lt;article&gt;&lt;aside&gt;&lt;audio&gt;&lt;b&gt;&lt;bdi&gt;&lt;bdo&gt;&lt;blockquote&gt;&lt;br/&gt;&lt;br&gt;&lt;button&gt;&lt;canvas&gt;&lt;caption&gt;&lt;cite&gt;&lt;code&gt;&lt;<text:span text:style-name="T34">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p text:style-name="P39"/>
      <text:h text:style-name="P101" text:outline-level="2"/>
      <text:h text:style-name="P17" text:outline-level="2"><text:bookmark-start text:name="__RefHeading___Toc6308_1558993862"/>Hinweis wenn Mobile_Detect nicht installiert ist.<text:bookmark-end text:name="__RefHeading___Toc6308_1558993862"/></text:h>
      <text:p text:style-name="P28">Es wird nun ein Hinweis angezeigt, wenn man ein "Design für Mobilgeräte" festlegt und Mobile_Detect nicht installiert ist.</text:p>
      <text:p text:style-name="P28"><draw:frame draw:style-name="fr3" draw:name="Rahmen8" text:anchor-type="paragraph" svg:width="17.013cm" draw:z-index="17"><draw:text-box fo:min-height="2.212cm"><text:p text:style-name="Illustration"><draw:frame draw:style-name="fr2" draw:name="Bild12" text:anchor-type="as-char" svg:width="17.013cm" style:rel-width="100%" svg:height="2.212cm" style:rel-height="scale" draw:z-index="22"><draw:image xlink:href="Pictures/1000000000000374000000735C9A3BE6E3EEF920.png" xlink:type="simple" xlink:show="embed" xlink:actuate="onLoad"/></draw:frame><text:line-break/>Abbildung <text:sequence text:ref-name="refIllustration12" text:name="Illustration" text:formula="ooow:Illustration+1" style:num-format="1">4</text:sequence>: Hinweis auf fehlendes Mobile_Detect Modul</text:p></draw:text-box></draw:frame></text:p>
      <text:h text:style-name="Heading_20_2" text:outline-level="2"><text:bookmark-start text:name="__RefHeading___Toc6982_1558993862"/>Benutzer können nach Gruppe gefiltert werden<text:bookmark-end text:name="__RefHeading___Toc6982_1558993862"/></text:h>
      <text:p text:style-name="P40">In der Benutzerverwaltung wurde eine Dropdownliste zum Filtern der Benutzerliste nach Gruppen hinzugefügt.</text:p>
      <text:p text:style-name="P40"><draw:frame draw:style-name="fr3" draw:name="Rahmen12" text:anchor-type="paragraph" svg:width="17.013cm" draw:z-index="18"><draw:text-box fo:min-height="3.607cm"><text:p text:style-name="Illustration"><draw:frame draw:style-name="fr2" draw:name="Bild13" text:anchor-type="as-char" svg:width="17.013cm" style:rel-width="100%" svg:height="3.607cm" style:rel-height="scale" draw:z-index="23"><draw:image xlink:href="Pictures/1000000000000380000000BE0259E180FB398D61.png" xlink:type="simple" xlink:show="embed" xlink:actuate="onLoad"/></draw:frame><text:line-break/>Abbildung <text:sequence text:ref-name="refIllustration13" text:name="Illustration" text:formula="ooow:Illustration+1" style:num-format="1">5</text:sequence>: Gruppenfilter</text:p></draw:text-box></draw:frame></text:p>
      <text:p text:style-name="P41">Außerdem wurde in der Gruppenverwaltung ein Icon, welches auf die gefilterte Benutzerliste verlinkt, hinzugefügt.</text:p>
      <text:p text:style-name="P41"><draw:frame draw:style-name="fr3" draw:name="Rahmen13" text:anchor-type="paragraph" svg:width="17.013cm" draw:z-index="19"><draw:text-box fo:min-height="1.984cm"><text:p text:style-name="Illustration"><draw:frame draw:style-name="fr2" draw:name="Bild14" text:anchor-type="as-char" svg:width="17.013cm" style:rel-width="100%" svg:height="1.984cm" style:rel-height="scale" draw:z-index="24"><draw:image xlink:href="Pictures/10000201000003950000006BCED906A330FCF1E7.png" xlink:type="simple" xlink:show="embed" xlink:actuate="onLoad"/></draw:frame><text:line-break/>Abbildung <text:sequence text:ref-name="refIllustration14" text:name="Illustration" text:formula="ooow:Illustration+1" style:num-format="1">6</text:sequence>: Icon mit Link zur Gruppe</text:p></draw:text-box></draw:frame></text:p>
      <text:h text:style-name="P101" text:outline-level="2"><text:change-end text:change-id="ct125689248"/><text:change-start text:change-id="ct125688528"/></text:h>
      <text:h text:style-name="P17" text:outline-level="2"><text:bookmark-start text:name="__RefHeading___Toc3577_375623537"/><text:change-end text:change-id="ct125688528"/><text:change-start text:change-id="ct125688408"/>Es kann nun eine Standardsprache je Benutzer ausgewählt werden<text:bookmark-end text:name="__RefHeading___Toc3577_375623537"/></text:h>
      <text:p text:style-name="P42"><text:change-end text:change-id="ct125688408"/><text:change-start text:change-id="ct125690208"/>Es kann nun eine Standarsprache je Benutzer festgelegt werden. Zum Loginformular wurde dir vorausgewählte Option <text:change-end text:change-id="ct125690208"/><text:change-start text:change-id="ct125690088"/>„[Standard]“ hinzugefügt. Sofern nicht anders ausgewählt, wird die eingestellte Sprache des Benutzers geladen. Wenn der Benutzer keine Sprache ge<text:change-end text:change-id="ct125690088"/><text:change-start text:change-id="ct125689968"/>setzt hat, und beim Login keine Sprache auswählt, wird die in der Einstellung system_language konfigurierte Sprache verwendet.<text:change-end text:change-id="ct125689968"/><text:change-start text:change-id="ct125688288"/></text:p>
      <text:p text:style-name="P42"><draw:frame draw:style-name="fr3" draw:name="Rahmen14" text:anchor-type="paragraph" svg:width="17.013cm" draw:z-index="20"><draw:text-box fo:min-height="1.12cm"><text:p text:style-name="Illustration"><draw:frame draw:style-name="fr2" draw:name="Bild15" text:anchor-type="as-char" svg:width="17.013cm" style:rel-width="100%" svg:height="1.12cm" style:rel-height="scale" draw:z-index="25"><draw:image xlink:href="Pictures/100000000000038E0000003C9BB9820EA02DEC88.png" xlink:type="simple" xlink:show="embed" xlink:actuate="onLoad"/></draw:frame><text:line-break/>Abbildung <text:sequence text:ref-name="refIllustration15" text:name="Illustration" text:formula="ooow:Illustration+1" style:num-format="1">7</text:sequence>: Auswahl für Standardsprache</text:p></draw:text-box></draw:frame></text:p>
      <text:p text:style-name="P42"><draw:frame draw:style-name="fr3" draw:name="Rahmen15" text:anchor-type="paragraph" svg:width="17.013cm" draw:z-index="21"><draw:text-box fo:min-height="5.489cm"><text:p text:style-name="Illustration"><draw:frame draw:style-name="fr2" draw:name="Bild16" text:anchor-type="as-char" svg:width="17.013cm" style:rel-width="100%" svg:height="5.489cm" style:rel-height="scale" draw:z-index="26"><draw:image xlink:href="Pictures/100002010000039200000127FE1981D4C512886A.png" xlink:type="simple" xlink:show="embed" xlink:actuate="onLoad"/></draw:frame><text:line-break/>Abbildung <text:sequence text:ref-name="refIllustration16" text:name="Illustration" text:formula="ooow:Illustration+1" style:num-format="1">8</text:sequence>: Sprachauswahl beim Login</text:p></draw:text-box></draw:frame><text:change-end text:change-id="ct125688288"/><text:change-start text:change-id="ct125690808"/></text:p>
      <text:h text:style-name="Heading_20_2" text:outline-level="2"><text:bookmark-start text:name="__RefHeading___Toc2191_1354649448"/>main_class Direktive wird nun ausgewertet<text:bookmark-end text:name="__RefHeading___Toc2191_1354649448"/></text:h>
      <text:p text:style-name="P43">Sofern definiert, wird die main_class Direktive in der Datei „metadata.json“ nun ausgewertet.<text:line-break/>Dabei wird ein Controller als main_class angegeben, der alle Filter, Hooks und honstige Modulfunktionen<text:change-end text:change-id="ct125690808"/><text:change-start text:change-id="ct125690688"/> enthält.<text:line-break/>Funktionsnamen werden dabei in Camel-Case statt mit Understrichen angegeben, aus before_content wird z.B. beforeContent().<text:change-end text:change-id="ct125690688"/><text:change-start text:change-id="ct125690568"/> Da die Funktionen in einer Klasse enthalten sind, müssen diese nicht mehr mit dem Namen des Moduls geprefixt werden. Schauen Sie sich als Beispiel das Modul fortune2 unter der folgenden URL an <text:a xlink:type="simple" xlink:href="https://github.com/derUli/fortune2" text:style-name="Internet_20_link" text:visited-style-name="Visited_20_Internet_20_Link">https://github.com/derUli/fortune2</text:a></text:p>
      <text:h text:style-name="P101" text:outline-level="2"><text:change-end text:change-id="ct125690568"/><text:change-start text:change-id="ct125690328"/></text:h>
      <text:h text:style-name="P17" text:outline-level="2"><text:bookmark-start text:name="__RefHeading___Toc2193_1354649448"/>settings können nun über die metadata.json eines Moduls initialisiert werden<text:bookmark-end text:name="__RefHeading___Toc2193_1354649448"/></text:h>
      <text:p text:style-name="P44">Es ist nun möglich Einstellungen mit Standardwerten in der metadata.json eines Moduls bekannt zu machen. Beim Leeren des Caches wird die „settings“ Direktive ausgewe<text:change-end text:change-id="ct125690328"/><text:change-start text:change-id="ct125688648"/>rtet, und die darin enthaltenen Optionen per Settings::register() angelegt.</text:p>
      <text:p text:style-name="Text_20_body">{<text:line-break/><text:tab/>„settings“ : {</text:p>
      <text:p text:style-name="Text_20_body"><text:tab/><text:tab/>„option1“ : „Hallo“,<text:line-break/><text:tab/><text:tab/>„option2“ : „Welt!“<text:line-break/><text:tab/>}<text:line-break/>}<text:change-end text:change-id="ct125688648"/><text:change-start text:change-id="ct125691408"/></text:p>
      <text:h text:style-name="Heading_20_2" text:outline-level="2"><text:bookmark-start text:name="__RefHeading___Toc1839_55400115"/>Model Klasse für 'Language' hinzugefügt<text:bookmark-end text:name="__RefHeading___Toc1839_55400115"/></text:h>
      <text:p text:style-name="P46"><text:span text:style-name="T36">Es wurde eine Klasse Model für die Datenbanktabelle „languages“</text:span><text:change-end text:change-id="ct125691408"/><text:change-start text:change-id="ct125691288"/><text:span text:style-name="T36"> hinzugefügt.</text:span><text:change-end text:change-id="ct125691288"/><text:change-start text:change-id="ct125691648"/></text:p>
      <text:h text:style-name="P103" text:outline-level="2"><text:bookmark-start text:name="__RefHeading___Toc1839_554001151"/>Model Klasse für '<text:span text:style-name="T35">Category</text:span>' hinzugefügt<text:bookmark-end text:name="__RefHeading___Toc1839_554001151"/></text:h>
      <text:p text:style-name="P45">Es wurde eine Klasse Model für die Datenbanktabelle „<text:span text:style-name="T35">categories</text:span>“ hinzugefügt.</text:p>
      <text:h text:style-name="Heading_20_2" text:outline-level="2"><text:bookmark-start text:name="__RefHeading___Toc2075_845388196"/><text:change-end text:change-id="ct125691648"/><text:change-start text:change-id="ct125691768"/>Bei fehlenden Sprachdateien erfolgt ein Fallback auf Englisch<text:bookmark-end text:name="__RefHeading___Toc2075_845388196"/></text:h>
      <text:p text:style-name="P47">Wenn UliCMS, ein Modul oder ein Design keine Sprachdatei <text:change-end text:change-id="ct125691768"/><text:change-start text:change-id="ct125691168"/>für die ausgewählte Sprache enthält, wird stattdessen die Englische Sprachdatei geladen.<text:change-end text:change-id="ct125691168"/><text:change-start text:change-id="ct125691048"/></text:p>
      <text:h text:style-name="P3" text:outline-level="1"><text:change-end text:change-id="ct125691048"/><text:change text:change-id="ct125688768"/><text:change text:change-id="ct125688888"/><text:change text:change-id="ct125689008"/><text:change text:change-id="ct125689848"/><text:change text:change-id="ct125690928"/><text:change-start text:change-id="ct125689368"/><text:span text:style-name="T32">D</text:span><text:change-end text:change-id="ct125689368"/>urchführung der Installation</text:h>
      <text:list xml:id="list4878488522635950062" text:style-name="L8">
        <text:list-item>
          <text:p text:style-name="P63"><text:span text:style-name="T26">E</text:span><text:span text:style-name="T25">ntpacken Sie die heruntergeladene zip-Datei.Verbinden Sie sich pe</text:span>r FTP mit dem Webserver und laden Sie den Inhalt des Ordners „ulicms“ in den Hauptordner oder einen Unterordner hoch.</text:p>
        </text:list-item>
        <text:list-item>
          <text:p text:style-name="P64">Wenn Sie UliCMS in de<text:span text:style-name="T30">m</text:span> Hauptordner hochgeladen haben, rufen Sie [www.ihredomain.de]/installer im Browser auf.</text:p>
        </text:list-item>
        <text:list-item>
          <text:p text:style-name="P64">Wenn Sie UliCMS in eine<text:span text:style-name="T30">m</text:span> Unterordner hochgeladen haben, rufen Sie [www.ihredomain.de]/[ihr-unterordner]/installer im Browser auf.<text:line-break/>Die eckigen Klammern sind Platzhalter.</text:p>
        </text:list-item>
        <text:list-item>
          <text:p text:style-name="P64">Folgen Sie den Anweisungen des Installationsassistenten.</text:p>
        </text:list-item>
        <text:list-item>
          <text:p text:style-name="P65"><text:bookmark-start text:name="__RefHeading__616_716240178"/>Löschen Sie nach erfolgreichen Abschluss der Installation den Ordner „installer“ vom Server.<text:bookmark-end text:name="__RefHeading__616_716240178"/><text:change-start text:change-id="ct126042512"/></text:p>
        </text:list-item>
      </text:list>
      <text:h text:style-name="Heading_20_1" text:outline-level="1"><text:bookmark-start text:name="__RefHeading___Toc6932_1558993862"/><text:change-end text:change-id="ct126042512"/><text:change text:change-id="ct126042632"/>Durchführung eines Upgrades<text:bookmark-end text:name="__RefHeading___Toc6932_1558993862"/></text:h>
      <text:p text:style-name="P22"><text:span text:style-name="T9">Ein Upgrade kann nur von UliCMS 2017.1</text:span><text:change text:change-id="ct126043832"/><text:change-start text:change-id="ct126043712"/><text:span text:style-name="T9">,</text:span><text:change-end text:change-id="ct126043712"/><text:span text:style-name="T11"> UliCMS 2017.2</text:span><text:span text:style-name="T9"> </text:span><text:change-start text:change-id="ct126043592"/><text:span text:style-name="T27">oder UliCMS 2017.3 </text:span><text:change-end text:change-id="ct126043592"/><text:span text:style-name="T9">auf UliCMS 2017.</text:span><text:span text:style-name="T11">3</text:span><text:span text:style-name="T9"> erfolgen. Ein Upgrade von </text:span><text:span text:style-name="T23">UliCMS 9.8.x und älteren Versionen erfordert dass Sie zuerst auf UliCMS 2017.1 aktualisieren und </text:span><text:span text:style-name="T24">anschließend</text:span><text:span text:style-name="T23"> auf UliCMS 2017.</text:span><text:span text:style-name="T11">3</text:span><text:span text:style-name="T23">.</text:span></text:p>
      <text:list xml:id="list3749054244101468818" text:style-name="L9">
        <text:list-item>
          <text:p text:style-name="P66">Entpacken Sie das heruntergeladene Upgrade-Paket.</text:p>
        </text:list-item>
        <text:list-item>
          <text:p text:style-name="P66">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6">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13626864783881" text:continue-numbering="true" text:style-name="L9">
        <text:list-item>
          <text:p text:style-name="P70"><draw:frame draw:style-name="fr4" draw:name="Rahmen7" text:anchor-type="paragraph" svg:x="2.708cm" svg:y="-0.171cm" svg:width="6.881cm" draw:z-index="13"><draw:text-box fo:min-height="8.183cm"><text:p text:style-name="Illustration"><draw:frame draw:style-name="fr9" draw:name="Bild10" text:anchor-type="paragraph" svg:width="6.881cm" svg:height="8.183cm" style:rel-height="scale" draw:z-index="30"><draw:image xlink:href="Pictures/100002010000013D0000017980A4DBF7064F7A26.png" xlink:type="simple" xlink:show="embed" xlink:actuate="onLoad"/></draw:frame><text:change text:change-id="ct126045032"/><text:change text:change-id="ct126045152"/> Abbildung <text:sequence text:ref-name="refIllustration17" text:name="Illustration" text:formula="ooow:Illustration+1" style:num-format="1">9</text:sequence>: Abbildung, setzen der Datei-Berechtigungen auf dem FTP-Server<text:line-break/></text:p></draw:text-box></draw:frame>Wenn Sie UliCMS in de<text:span text:style-name="T30">m</text:span> Hauptordner <text:span text:style-name="T30">installiert</text:span> haben, rufen Sie [www.ihredomain.de]/<text:span text:style-name="T30">update.php</text:span> im Browser auf.</text:p>
        </text:list-item>
        <text:list-item>
          <text:p text:style-name="P71">Wenn Sie UliCMS in einen Unterordner hochgeladen haben, rufen Sie [www.ihredomain.de]/[ihr-unterordner]/<text:span text:style-name="T30">update.php</text:span> im Browser auf.<text:line-break/>Die eckigen Klammern sind Platzhalter.<text:line-break/><text:span text:style-name="T30">Das update-Skript aktualisiert die Datenbank.</text:span></text:p>
        </text:list-item>
        <text:list-item>
          <text:p text:style-name="P72">Loggen Sie sich nun in das CMS ein, prüfen Sie, ob eine Paketquelle für diese Version von UliCMS ausgewählt ist.</text:p>
        </text:list-item>
        <text:list-item>
          <text:p text:style-name="P73">Falls Patches für UliCMS verfügbar sind, installieren Sie diese.</text:p>
        </text:list-item>
        <text:list-item>
          <text:p text:style-name="P74">Leeren Sie den Cache des CMS.</text:p>
        </text:list-item>
        <text:list-item>
          <text:p text:style-name="P75">Rufen Sie „Pakete“ auf, und merken Sie sich alle Pakete, deren Versionsnummer rot markiert ist. Installieren Sie die neuen Versionen dieser Pakete.</text:p>
        </text:list-item>
        <text:list-item>
          <text:p text:style-name="P75">Falls Probleme mit Modulen und Themes auftreten, die nicht aus der Paketquelle stammen, prüfen Sie, ob von diesen Paketen beim Hersteller eine neue Version verfügbar ist, und installieren Sie diese gegebenenfalls.</text:p>
        </text:list-item>
      </text:list>
      <text:h text:style-name="P94" text:outline-level="1"><text:bookmark-start text:name="__RefHeading___Toc734_1061336504"/>Benötigen Sie Hilfe?<text:bookmark-end text:name="__RefHeading___Toc734_1061336504"/></text:h>
      <text:p text:style-name="P33"><text:span text:style-name="T31">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1">http://www.ulicms.de/kontakt.html</text:span></text:a><text:span text:style-name="T31"> oder auf Facebook </text:span><text:a xlink:type="simple" xlink:href="https://www.facebook.com/UliCMS9" text:style-name="Internet_20_link" text:visited-style-name="Visited_20_Internet_20_Link"><text:span text:style-name="T31">https://www.facebook.com/UliCMS9</text:span></text:a><text:span text:style-name="T31">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2"><text:s/>Abbildung 1: Sprachenauswahl in der Gruppe<text:tab/>3</text:p>
          <text:p text:style-name="P52"><text:s/>Abbildung 2: Schnipsel Code<text:tab/>4</text:p>
          <text:p text:style-name="P52"><text:s/>Abbildung 3: Textfeld zur Filterung von HTML-Tags<text:tab/>4</text:p>
          <text:p text:style-name="P52"><text:s/>Abbildung 4: Hinweis auf fehlendes Mobile_Detect Modul<text:tab/>5</text:p>
          <text:p text:style-name="P52"><text:s/>Abbildung 5: Gruppenfilter<text:tab/>5</text:p>
          <text:p text:style-name="P52"><text:s/>Abbildung 6: Icon mit Link zur Gruppe<text:tab/>5</text:p>
          <text:p text:style-name="P52"><text:s/>Abbildung 7: Auswahl für Standardsprache<text:tab/>6</text:p>
          <text:p text:style-name="P52"><text:s/>Abbildung 8: Sprachauswahl beim Login<text:tab/>6</text:p>
          <text:p text:style-name="P52"><text:s/>Abbildung 9: Abbildung, setzen der Datei-Berechtigungen auf dem FTP-Server<text:tab/>9</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2"><draw:image xlink:href="Pictures/10000201000002D1000000922D0911398D36907C.png" xlink:type="simple" xlink:show="embed" xlink:actuate="onLoad"/></draw:frame><text:page-number text:select-page="current">10</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6-21T21:36:26.006000312">21.06.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0H55M3S</meta:editing-duration>
    <meta:editing-cycles>801</meta:editing-cycles>
    <meta:generator>LibreOffice/5.2.7.2$Windows_x86 LibreOffice_project/2b7f1e640c46ceb28adf43ee075a6e8b8439ed10</meta:generator>
    <dc:date>2017-06-21T21:35:59.285000000</dc:date>
    <meta:document-statistic meta:table-count="0" meta:image-count="16" meta:object-count="0" meta:page-count="12" meta:paragraph-count="153" meta:word-count="1411" meta:character-count="11054" meta:non-whitespace-character-count="9819"/>
  </office:meta>
</office:document-meta>
</file>